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61ec" officeooo:paragraph-rsid="001b61ec"/>
    </style:style>
    <style:style style:name="P2" style:family="paragraph" style:parent-style-name="Standard">
      <style:text-properties officeooo:rsid="001b61ec" officeooo:paragraph-rsid="001c6213"/>
    </style:style>
    <style:style style:name="P3" style:family="paragraph" style:parent-style-name="Standard">
      <style:text-properties officeooo:rsid="001b61ec" officeooo:paragraph-rsid="001e4a2d"/>
    </style:style>
    <style:style style:name="P4" style:family="paragraph" style:parent-style-name="Standard">
      <style:text-properties officeooo:rsid="001e4a2d" officeooo:paragraph-rsid="001e4a2d"/>
    </style:style>
    <style:style style:name="T1" style:family="text">
      <style:text-properties officeooo:rsid="001bdd24"/>
    </style:style>
    <style:style style:name="T2" style:family="text">
      <style:text-properties officeooo:rsid="001c505e"/>
    </style:style>
    <style:style style:name="T3" style:family="text">
      <style:text-properties officeooo:rsid="001cc89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Με την ολοκληρωση της καταγραφης των απαιτησεων χρηστων και τον <text:s/>διαχωρισμο τους <text:s/>σε λειτουργικες και μη λειτουργικες απαιτησεις ακολουθει <text:s/><text:span text:style-name="T1">ο ορισμός και η ανάλυση των προδιαγραφών του λογισμικού. Αυτή την ανάγκη προσπαθεί να καλύψει <text:s/>το παρόν έγγραφο. Στόχος του εγγράφου είναι να καθορίσει ακριβώς τις απαιτήσεις λογισμικού <text:s/>λαμβάνοντας υπόψη την απαραίτητη προυπόθεση ικανοποίησης των απαιτήσεων χρηστών που ορίστικαν στο πρώτο στάδιο ανάπτυξης του project. Με την ολοκλήρωση αυτου του εγγράφου <text:s/>καθίσταται <text:s/>σαφής η περιγραφη του συστήματος και τα χαρακτηριστικά που το συνοδεύουν, καθως επίσης και ο τρόπος λειτουργίας του συστήματος.</text:span></text:p>
      <text:p text:style-name="P1"/>
      <text:p text:style-name="P2"><text:tab/><text:span text:style-name="T2">Πιο αναλυτικά παρακάτω αναπτύσονται η συμπεριφορά του συστήματος απέναντι στους χρήστες, η επικοινωνια με άλλα συστήματα οπως βάσεις δεδομένων για την ανάκτηση των δεδομένων που απαιτούνται την εκάστοτε στιγμη καθώς επίσης και πως είναι οργανωμένα τα δεδομένα μεσα στην εφαρμογή. Καθορίζονται πλήρως τι δεδομένα πρέπει να αποθηκεύει η εφαρμογή για την σωστή λειτουργία της τον τύπο των δεδομένων και περιγράφεται πλήρως <text:s/>και η <text:s/>ομαδοποίηση τους σε οντώτητες για πιο αποτελεσματική χρήση.Εκτός απο τις <text:s/>οντότητες ορίζονται και άλλες κλάσεις <text:s/>που υλοποιουν τις οθόνες τα μηνύματα που βλέπει ο χρηστης καθως και τις φόρμες που πρέπει να συμπληρώσει.Οι κλάσεις αυτές ορίζουν πλήρως σε καθε στιγμή τι θα προβάλλει η οθόνη <text:s/>καθιστώντας δυναμική την συμπεριφορά της εφαρμογής.</text:span></text:p>
      <text:p text:style-name="P2"><text:span text:style-name="T2"><text:s/></text:span></text:p>
      <text:p text:style-name="P2"><text:tab/><text:span text:style-name="T3">Για <text:s/>την υλοποίηση των όσων έχουν υποθεί εως τώρα είναι απαραίτητη η μοντελοποίηση, τοσο η δυναμική όσο και η στατικη(μοντελοποιηση), του συστήματος <text:s/>με συγκεκριμένες μεθόδους.</text:span></text:p>
      <text:p text:style-name="P2"/>
      <text:p text:style-name="P2"><text:tab/><text:span text:style-name="T3">Η στατικη μοντελοποίηση αφορά την μοντελοποίηση των απαιτήσεων του χρήστη. Σε πρώτο στάδιο ομαδοποιούνται κοινές απαιτήσεις και ορίζονται πακέτα κλάσεων για την ικανοποίηση τους.Με την ολοκλήρωση αυτού του βήματος γίνεται ιεράρχηση των πακέτων σύμφωνα με την σπουδαιότητα της λειτουργιας που περιγράφουν <text:s/>και χωρίζονται σε πακετα υψηλής μέσης και χαμηλής προτεραιότητας.</text:span></text:p>
      <text:p text:style-name="P2"><text:tab/></text:p>
      <text:p text:style-name="P3"><text:tab/><text:span text:style-name="T3">Κάθε πακέτο περιλαμβάνει ένα σύνολο κλάσεων. Οι κλάσεις κατηγοριοποιούνται σε κλάσεις οντοτήτων (entities), οι οποίες αναπαριστούν την μόνιμη πληροφορία του συστήματος, σε οριακές κλάσεις (boundaries) ή κλάσεις διεπαφής χρηστών, οι οποίες αναπαριστούν την αλληλεπίδραση ανάμεσα στον χρήστη και στο σύστημα και αναλαμβάνουν την επικοινωνία του συστήματος με εξωτερικά συστήματα και τέλος σε κλάσεις ελέγχου (controllers) ή ρυθμιστικές κλάσεις, οι οποίες είναι υπεύθυνες για τις εργασίες ελέγχου που εκτελούνται από το σύστημα και τον συντονισμό των διεργασιών των επιμέρους κλάσεων. Επιπλέον δημιουργούνται διαγράμματα που περιγράφουν τις αλληλεπιδράσεις των κλάσεων και των πακέτων.</text:span></text:p>
      <text:p text:style-name="P3"/>
      <text:p text:style-name="P3"><text:tab/></text:p>
      <text:p text:style-name="P4">Στη δυναμική μοντελοποίηση περιλαμβάνονται αφηγήσεις σεναρίων χρήσης, οι οποίες</text:p>
      <text:p text:style-name="P4">παρουσιάζονται μέσω των ακολουθιακών διαγραμμάτων. Τα σενάρια χρήσης που δημιουργήθηκαν</text:p>
      <text:p text:style-name="P4">στο προηγούμενο έγγραφο απαιτήσεων χρηστών μετασχηματίζονται σε σενάρια με απεικόνιση</text:p>
      <text:p text:style-name="P4">κλάσεων και δημιουργούνται επιπλέον διαγράμματα καταστάσεων που περιγράφουν τις δυνατές</text:p>
      <text:p text:style-name="P4">ενέργειες των χρηστών.</text:p>
      <text:p text:style-name="P4"/>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2:29:57.635037159</meta:creation-date>
    <dc:date>2019-05-07T13:29:19.715858960</dc:date>
    <meta:editing-duration>PT2M31S</meta:editing-duration>
    <meta:editing-cycles>1</meta:editing-cycles>
    <meta:document-statistic meta:table-count="0" meta:image-count="0" meta:object-count="0" meta:page-count="1" meta:paragraph-count="14" meta:word-count="412" meta:character-count="3004" meta:non-whitespace-character-count="2578"/>
    <meta:generator>LibreOffice/5.1.6.2$Linux_X86_64 LibreOffice_project/10m0$Build-2</meta:generator>
  </office:meta>
</office:document-meta>
</file>